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4.207cm" style:use-optimal-column-width="false" fo:break-before="auto"/>
    </style:style>
    <style:style style:family="table-column" style:name="co3">
      <style:table-column-properties style:column-width="2.381cm" style:use-optimal-column-width="false" fo:break-before="auto"/>
    </style:style>
    <style:style style:family="table-column" style:name="co4">
      <style:table-column-properties style:column-width="4.287cm" style:use-optimal-column-width="false" fo:break-before="auto"/>
    </style:style>
    <style:style style:family="table-column" style:name="co5">
      <style:table-column-properties style:column-width="4.207cm" style:use-optimal-column-width="false" fo:break-before="auto"/>
    </style:style>
    <style:style style:family="table-column" style:name="co6">
      <style:table-column-properties style:column-width="2.037cm" style:use-optimal-column-width="false" fo:break-before="auto"/>
    </style:style>
    <style:style style:family="table-column" style:name="co7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36">
      <style:text-properties fo:font-family="Liberation Sans" fo:font-size="10pt" style:text-underline-type="none"/>
    </style:style>
    <style:style style:family="text" style:name="T37">
      <style:text-properties fo:font-family="Liberation Sans" fo:font-size="10pt" style:text-underline-type="none"/>
    </style:style>
    <style:style style:family="table-row" style:name="ro17">
      <style:table-row-properties style:row-height="12.8pt" style:use-optimal-row-height="false" fo:break-before="auto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able-row" style:name="ro18">
      <style:table-row-properties style:row-height="12.8pt" style:use-optimal-row-height="false" fo:break-before="auto"/>
    </style:style>
    <style:style style:family="text" style:name="T40">
      <style:text-properties fo:font-family="Liberation Sans" fo:font-size="10pt" style:text-underline-type="none"/>
    </style:style>
    <style:style style:family="text" style:name="T41">
      <style:text-properties fo:font-family="Liberation Sans" fo:font-size="10pt" style:text-underline-type="none"/>
    </style:style>
    <style:style style:family="table-row" style:name="ro19">
      <style:table-row-properties style:row-height="12.8pt" style:use-optimal-row-height="false" fo:break-before="auto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44">
      <style:text-properties fo:font-family="Liberation Sans" fo:font-size="10pt" style:text-underline-type="none"/>
    </style:style>
    <style:style style:family="text" style:name="T45">
      <style:text-properties fo:font-family="Liberation Sans"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able-row" style:name="ro22">
      <style:table-row-properties style:row-height="12.8pt" style:use-optimal-row-height="false" fo:break-before="auto"/>
    </style:style>
    <style:style style:family="text" style:name="T48">
      <style:text-properties fo:font-family="Liberation Sans" fo:font-size="10pt" style:text-underline-type="none"/>
    </style:style>
    <style:style style:family="text" style:name="T49">
      <style:text-properties fo:font-family="Liberation Sans"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able-row" style:name="ro24">
      <style:table-row-properties style:row-height="12.8pt" style:use-optimal-row-height="false" fo:break-before="auto"/>
    </style:style>
    <style:style style:family="text" style:name="T52">
      <style:text-properties fo:font-family="Liberation Sans" fo:font-size="10pt" style:text-underline-type="none"/>
    </style:style>
    <style:style style:family="text" style:name="T53">
      <style:text-properties fo:font-family="Liberation Sans"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able-row" style:name="ro26">
      <style:table-row-properties style:row-height="12.8pt" style:use-optimal-row-height="false" fo:break-before="auto"/>
    </style:style>
    <style:style style:family="text" style:name="T56">
      <style:text-properties fo:font-family="Liberation Sans" fo:font-size="10pt" style:text-underline-type="none"/>
    </style:style>
    <style:style style:family="text" style:name="T57">
      <style:text-properties fo:font-family="Liberation Sans"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able-row" style:name="ro28">
      <style:table-row-properties style:row-height="12.8pt" style:use-optimal-row-height="false" fo:break-before="auto"/>
    </style:style>
    <style:style style:family="text" style:name="T60">
      <style:text-properties fo:font-family="Liberation Sans" fo:font-size="10pt" style:text-underline-type="none"/>
    </style:style>
    <style:style style:family="text" style:name="T61">
      <style:text-properties fo:font-family="Liberation Sans" fo:font-size="10pt" style:text-underline-type="none"/>
    </style:style>
    <style:style style:family="table-row" style:name="ro29">
      <style:table-row-properties style:row-height="12.8pt" style:use-optimal-row-height="false" fo:break-before="auto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64">
      <style:text-properties fo:font-family="Liberation Sans" fo:font-size="10pt" style:text-underline-type="none"/>
    </style:style>
    <style:style style:family="text" style:name="T65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68">
      <style:text-properties fo:font-family="Liberation Sans" fo:font-size="10pt" style:text-underline-type="none"/>
    </style:style>
    <style:style style:family="text" style:name="T69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72">
      <style:text-properties fo:font-family="Liberation Sans" fo:font-size="10pt" style:text-underline-type="none"/>
    </style:style>
    <style:style style:family="text" style:name="T73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74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</office:automatic-styles>
  <office:body>
    <office:spreadsheet>
      <table:table table:name="Valor por dimensi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number-columns-repeated="5" table:style-name="co6" table:default-cell-style-name="Default"/>
        <table:table-column table:number-columns-repeated="1015" table:style-name="co7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Entidad urbana/dimensión</text:span></text:p>
          </table:table-cell>
          <table:table-cell table:style-name="ce4" office:value-type="string">
            <text:p><text:span text:style-name="T2">Administrativa</text:span></text:p>
          </table:table-cell>
          <table:table-cell table:style-name="ce4" office:value-type="string">
            <text:p><text:span text:style-name="T3">Alimentación, restauración y hostelería</text:span></text:p>
          </table:table-cell>
          <table:table-cell office:value-type="string">
            <text:p><text:span text:style-name="T4">Conectividad y Transporte</text:span></text:p>
          </table:table-cell>
          <table:table-cell office:value-type="string">
            <text:p><text:span text:style-name="T5">Educación</text:span></text:p>
          </table:table-cell>
          <table:table-cell office:value-type="string">
            <text:p><text:span text:style-name="T6">Salud</text:span></text:p>
          </table:table-cell>
          <table:table-cell office:value-type="string">
            <text:p><text:span text:style-name="T7">Seguridad</text:span></text:p>
          </table:table-cell>
          <table:table-cell office:value-type="string">
            <text:p><text:span text:style-name="T8">Financiera</text:span></text:p>
          </table:table-cell>
          <table:table-cell office:value-type="string">
            <text:p><text:span text:style-name="T9">region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10">Carahue</text:span></text:p>
          </table:table-cell>
          <table:table-cell office:value-type="float" office:value="0.017000000000000001">
            <text:p>0.017000000000000001</text:p>
          </table:table-cell>
          <table:table-cell office:value-type="float" office:value="0.001">
            <text:p>0.001</text:p>
          </table:table-cell>
          <table:table-cell office:value-type="float" office:value="0.041000000000000002">
            <text:p>0.041000000000000002</text:p>
          </table:table-cell>
          <table:table-cell office:value-type="float" office:value="0.50900000000000001">
            <text:p>0.50900000000000001</text:p>
          </table:table-cell>
          <table:table-cell office:value-type="float" office:value="0.035000000000000003">
            <text:p>0.035000000000000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11">ARAUCANIA</text:span>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12">Cunco</text:span></text:p>
          </table:table-cell>
          <table:table-cell office:value-type="float" office:value="0.012">
            <text:p>0.012</text:p>
          </table:table-cell>
          <table:table-cell office:value-type="float" office:value="0.001">
            <text:p>0.001</text:p>
          </table:table-cell>
          <table:table-cell office:value-type="float" office:value="0.034000000000000002">
            <text:p>0.034000000000000002</text:p>
          </table:table-cell>
          <table:table-cell office:value-type="float" office:value="3.2909999999999999">
            <text:p>3.2909999999999999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13">ARAUCANIA</text:span>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14">Freire</text:span></text:p>
          </table:table-cell>
          <table:table-cell office:value-type="float" office:value="0.010999999999999999">
            <text:p>0.010999999999999999</text:p>
          </table:table-cell>
          <table:table-cell office:value-type="float" office:value="0.002">
            <text:p>0.002</text:p>
          </table:table-cell>
          <table:table-cell office:value-type="float" office:value="0.021999999999999999">
            <text:p>0.021999999999999999</text:p>
          </table:table-cell>
          <table:table-cell office:value-type="float" office:value="2.0939999999999999">
            <text:p>2.0939999999999999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15">ARAUCANIA</text:span>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16">Gorbea</text:span></text:p>
          </table:table-cell>
          <table:table-cell office:value-type="float" office:value="0.01">
            <text:p>0.01</text:p>
          </table:table-cell>
          <table:table-cell office:value-type="float" office:value="0.001">
            <text:p>0.001</text:p>
          </table:table-cell>
          <table:table-cell office:value-type="float" office:value="0.029000000000000001">
            <text:p>0.029000000000000001</text:p>
          </table:table-cell>
          <table:table-cell office:value-type="float" office:value="2.1309999999999998">
            <text:p>2.1309999999999998</text:p>
          </table:table-cell>
          <table:table-cell office:value-type="float" office:value="0.037999999999999999">
            <text:p>0.037999999999999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17">ARAUCANIA</text:span>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18">Lautaro</text:span></text:p>
          </table:table-cell>
          <table:table-cell office:value-type="float" office:value="0.019">
            <text:p>0.019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49000000000000002">
            <text:p>0.049000000000000002</text:p>
          </table:table-cell>
          <table:table-cell office:value-type="float" office:value="6.7309999999999999">
            <text:p>6.7309999999999999</text:p>
          </table:table-cell>
          <table:table-cell office:value-type="float" office:value="0.083000000000000004">
            <text:p>0.083000000000000004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string">
            <text:p><text:span text:style-name="T19">ARAUCANIA</text:span>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20">Loncoche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2">
            <text:p>0.002</text:p>
          </table:table-cell>
          <table:table-cell office:value-type="float" office:value="0.051999999999999998">
            <text:p>0.051999999999999998</text:p>
          </table:table-cell>
          <table:table-cell office:value-type="float" office:value="4.2439999999999998">
            <text:p>4.2439999999999998</text:p>
          </table:table-cell>
          <table:table-cell office:value-type="float" office:value="0.043999999999999997">
            <text:p>0.043999999999999997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21">ARAUCANIA</text:span>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22">Imperial </text:span></text:p>
          </table:table-cell>
          <table:table-cell office:value-type="float" office:value="0.019">
            <text:p>0.019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42000000000000003">
            <text:p>0.042000000000000003</text:p>
          </table:table-cell>
          <table:table-cell office:value-type="float" office:value="3.988">
            <text:p>3.988</text:p>
          </table:table-cell>
          <table:table-cell office:value-type="float" office:value="0.14699999999999999">
            <text:p>0.14699999999999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23">ARAUCANIA</text:span>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24">Pitrufquen</text:span></text:p>
          </table:table-cell>
          <table:table-cell office:value-type="float" office:value="0.016">
            <text:p>0.016</text:p>
          </table:table-cell>
          <table:table-cell office:value-type="float" office:value="0.002">
            <text:p>0.002</text:p>
          </table:table-cell>
          <table:table-cell office:value-type="float" office:value="0.056000000000000001">
            <text:p>0.056000000000000001</text:p>
          </table:table-cell>
          <table:table-cell office:value-type="float" office:value="6.2169999999999996">
            <text:p>6.2169999999999996</text:p>
          </table:table-cell>
          <table:table-cell office:value-type="float" office:value="0.0060000000000000001">
            <text:p>0.0060000000000000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25">ARAUCANIA</text:span>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26">Pucon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2">
            <text:p>0.002</text:p>
          </table:table-cell>
          <table:table-cell office:value-type="float" office:value="0.11600000000000001">
            <text:p>0.11600000000000001</text:p>
          </table:table-cell>
          <table:table-cell office:value-type="float" office:value="4.8140000000000001">
            <text:p>4.8140000000000001</text:p>
          </table:table-cell>
          <table:table-cell office:value-type="float" office:value="0.088999999999999996">
            <text:p>0.088999999999999996</text:p>
          </table:table-cell>
          <table:table-cell office:value-type="float" office:value="0">
            <text:p>0</text:p>
          </table:table-cell>
          <table:table-cell office:value-type="float" office:value="0.0080000000000000002">
            <text:p>0.0080000000000000002</text:p>
          </table:table-cell>
          <table:table-cell office:value-type="string">
            <text:p><text:span text:style-name="T27">ARAUCANIA</text:span>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28">Villarrica</text:span></text:p>
          </table:table-cell>
          <table:table-cell office:value-type="float" office:value="0.033000000000000002">
            <text:p>0.033000000000000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13800000000000001">
            <text:p>0.13800000000000001</text:p>
          </table:table-cell>
          <table:table-cell office:value-type="float" office:value="12.760999999999999">
            <text:p>12.760999999999999</text:p>
          </table:table-cell>
          <table:table-cell office:value-type="float" office:value="0.087999999999999995">
            <text:p>0.087999999999999995</text:p>
          </table:table-cell>
          <table:table-cell office:value-type="float" office:value="0">
            <text:p>0</text:p>
          </table:table-cell>
          <table:table-cell office:value-type="float" office:value="0.021000000000000001">
            <text:p>0.021000000000000001</text:p>
          </table:table-cell>
          <table:table-cell office:value-type="string">
            <text:p><text:span text:style-name="T29">ARAUCANIA</text:span>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30">Angol</text:span></text:p>
          </table:table-cell>
          <table:table-cell office:value-type="float" office:value="0.045999999999999999">
            <text:p>0.045999999999999999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106">
            <text:p>0.106</text:p>
          </table:table-cell>
          <table:table-cell office:value-type="float" office:value="12.353999999999999">
            <text:p>12.353999999999999</text:p>
          </table:table-cell>
          <table:table-cell office:value-type="float" office:value="0.255">
            <text:p>0.255</text:p>
          </table:table-cell>
          <table:table-cell office:value-type="float" office:value="0">
            <text:p>0</text:p>
          </table:table-cell>
          <table:table-cell office:value-type="float" office:value="0.012999999999999999">
            <text:p>0.012999999999999999</text:p>
          </table:table-cell>
          <table:table-cell office:value-type="string">
            <text:p><text:span text:style-name="T31">ARAUCANIA</text:span>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32">Collipulli</text:span></text:p>
          </table:table-cell>
          <table:table-cell office:value-type="float" office:value="0.017999999999999999">
            <text:p>0.017999999999999999</text:p>
          </table:table-cell>
          <table:table-cell office:value-type="float" office:value="0.002">
            <text:p>0.002</text:p>
          </table:table-cell>
          <table:table-cell office:value-type="float" office:value="0.047">
            <text:p>0.047</text:p>
          </table:table-cell>
          <table:table-cell office:value-type="float" office:value="4.8250000000000002">
            <text:p>4.8250000000000002</text:p>
          </table:table-cell>
          <table:table-cell office:value-type="float" office:value="0.035000000000000003">
            <text:p>0.035000000000000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33">ARAUCANIA</text:span>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34">Curacautin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2">
            <text:p>0.002</text:p>
          </table:table-cell>
          <table:table-cell office:value-type="float" office:value="0.036999999999999998">
            <text:p>0.036999999999999998</text:p>
          </table:table-cell>
          <table:table-cell office:value-type="float" office:value="3.1000000000000001">
            <text:p>3.1000000000000001</text:p>
          </table:table-cell>
          <table:table-cell office:value-type="float" office:value="0.029000000000000001">
            <text:p>0.029000000000000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35">ARAUCANIA</text:span>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36">Puren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1">
            <text:p>0.001</text:p>
          </table:table-cell>
          <table:table-cell office:value-type="float" office:value="0.025999999999999999">
            <text:p>0.025999999999999999</text:p>
          </table:table-cell>
          <table:table-cell office:value-type="float" office:value="1.887">
            <text:p>1.887</text:p>
          </table:table-cell>
          <table:table-cell office:value-type="float" office:value="0.029999999999999999">
            <text:p>0.029999999999999999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37">ARAUCANIA</text:span>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38">Renaico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16">
            <text:p>0.016</text:p>
          </table:table-cell>
          <table:table-cell office:value-type="float" office:value="1.7330000000000001">
            <text:p>1.7330000000000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pan text:style-name="T39">ARAUCANIA</text:span></text:p>
          </table:table-cell>
          <table:table-cell table:number-columns-repeated="1024"/>
        </table:table-row>
        <table:table-row table:style-name="ro18">
          <table:table-cell office:value-type="string">
            <text:p><text:span text:style-name="T40">Traiguen</text:span></text:p>
          </table:table-cell>
          <table:table-cell office:value-type="float" office:value="0.019">
            <text:p>0.019</text:p>
          </table:table-cell>
          <table:table-cell office:value-type="float" office:value="0.002">
            <text:p>0.002</text:p>
          </table:table-cell>
          <table:table-cell office:value-type="float" office:value="0.049000000000000002">
            <text:p>0.049000000000000002</text:p>
          </table:table-cell>
          <table:table-cell office:value-type="float" office:value="3.8069999999999999">
            <text:p>3.8069999999999999</text:p>
          </table:table-cell>
          <table:table-cell office:value-type="float" office:value="0.085000000000000006">
            <text:p>0.085000000000000006</text:p>
          </table:table-cell>
          <table:table-cell office:value-type="float" office:value="0">
            <text:p>0</text:p>
          </table:table-cell>
          <table:table-cell office:value-type="float" office:value="0.0060000000000000001">
            <text:p>0.0060000000000000001</text:p>
          </table:table-cell>
          <table:table-cell office:value-type="string">
            <text:p><text:span text:style-name="T41">ARAUCANIA</text:span>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42">Victoria</text:span></text:p>
          </table:table-cell>
          <table:table-cell office:value-type="float" office:value="0.029999999999999999">
            <text:p>0.029999999999999999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14000000000000001">
            <text:p>0.14000000000000001</text:p>
          </table:table-cell>
          <table:table-cell office:value-type="float" office:value="6.8280000000000003">
            <text:p>6.8280000000000003</text:p>
          </table:table-cell>
          <table:table-cell office:value-type="float" office:value="0.189">
            <text:p>0.189</text:p>
          </table:table-cell>
          <table:table-cell office:value-type="float" office:value="0">
            <text:p>0</text:p>
          </table:table-cell>
          <table:table-cell office:value-type="float" office:value="0.0080000000000000002">
            <text:p>0.0080000000000000002</text:p>
          </table:table-cell>
          <table:table-cell office:value-type="string">
            <text:p><text:span text:style-name="T43">ARAUCANIA</text:span>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44">Valdivia</text:span></text:p>
          </table:table-cell>
          <table:table-cell office:value-type="float" office:value="0.13800000000000001">
            <text:p>0.13800000000000001</text:p>
          </table:table-cell>
          <table:table-cell office:value-type="float" office:value="0.010999999999999999">
            <text:p>0.010999999999999999</text:p>
          </table:table-cell>
          <table:table-cell office:value-type="float" office:value="0.216">
            <text:p>0.216</text:p>
          </table:table-cell>
          <table:table-cell office:value-type="float" office:value="32.003999999999998">
            <text:p>32.003999999999998</text:p>
          </table:table-cell>
          <table:table-cell office:value-type="float" office:value="0.64600000000000002">
            <text:p>0.64600000000000002</text:p>
          </table:table-cell>
          <table:table-cell office:value-type="float" office:value="0.001">
            <text:p>0.001</text:p>
          </table:table-cell>
          <table:table-cell office:value-type="float" office:value="0.051999999999999998">
            <text:p>0.051999999999999998</text:p>
          </table:table-cell>
          <table:table-cell office:value-type="string">
            <text:p><text:span text:style-name="T45">LOSRIOS</text:span>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46">Lanco</text:span></text:p>
          </table:table-cell>
          <table:table-cell office:value-type="float" office:value="0.014999999999999999">
            <text:p>0.014999999999999999</text:p>
          </table:table-cell>
          <table:table-cell office:value-type="float" office:value="0.001">
            <text:p>0.001</text:p>
          </table:table-cell>
          <table:table-cell office:value-type="float" office:value="0.035000000000000003">
            <text:p>0.035000000000000003</text:p>
          </table:table-cell>
          <table:table-cell office:value-type="float" office:value="2.625">
            <text:p>2.625</text:p>
          </table:table-cell>
          <table:table-cell office:value-type="float" office:value="0.025000000000000001">
            <text:p>0.025000000000000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47">LOSRIOS</text:span>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48">Los Lagos</text:span></text:p>
          </table:table-cell>
          <table:table-cell office:value-type="float" office:value="0.016">
            <text:p>0.016</text:p>
          </table:table-cell>
          <table:table-cell office:value-type="float" office:value="0.001">
            <text:p>0.001</text:p>
          </table:table-cell>
          <table:table-cell office:value-type="float" office:value="0.028000000000000001">
            <text:p>0.028000000000000001</text:p>
          </table:table-cell>
          <table:table-cell office:value-type="float" office:value="2.6349999999999998">
            <text:p>2.6349999999999998</text:p>
          </table:table-cell>
          <table:table-cell office:value-type="float" office:value="0.044999999999999998">
            <text:p>0.044999999999999998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49">LOSRIOS</text:span>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50">Mariquina</text:span>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001">
            <text:p>0.001</text:p>
          </table:table-cell>
          <table:table-cell office:value-type="float" office:value="0.032000000000000001">
            <text:p>0.032000000000000001</text:p>
          </table:table-cell>
          <table:table-cell office:value-type="float" office:value="3.5859999999999999">
            <text:p>3.5859999999999999</text:p>
          </table:table-cell>
          <table:table-cell office:value-type="float" office:value="0.058000000000000003">
            <text:p>0.058000000000000003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51">LOSRIOS</text:span>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52">Paillaco</text:span></text:p>
          </table:table-cell>
          <table:table-cell office:value-type="float" office:value="0.017999999999999999">
            <text:p>0.017999999999999999</text:p>
          </table:table-cell>
          <table:table-cell office:value-type="float" office:value="0.001">
            <text:p>0.001</text:p>
          </table:table-cell>
          <table:table-cell office:value-type="float" office:value="0.050999999999999997">
            <text:p>0.050999999999999997</text:p>
          </table:table-cell>
          <table:table-cell office:value-type="float" office:value="2.8929999999999998">
            <text:p>2.8929999999999998</text:p>
          </table:table-cell>
          <table:table-cell office:value-type="float" office:value="0.043999999999999997">
            <text:p>0.043999999999999997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53">LOSRIOS</text:span></text:p>
          </table:table-cell>
          <table:table-cell table:number-columns-repeated="1024"/>
        </table:table-row>
        <table:table-row table:style-name="ro25">
          <table:table-cell office:value-type="string">
            <text:p><text:span text:style-name="T54">Panguipulli</text:span></text:p>
          </table:table-cell>
          <table:table-cell office:value-type="float" office:value="0.027">
            <text:p>0.027</text:p>
          </table:table-cell>
          <table:table-cell office:value-type="float" office:value="0.002">
            <text:p>0.002</text:p>
          </table:table-cell>
          <table:table-cell office:value-type="float" office:value="0.055">
            <text:p>0.055</text:p>
          </table:table-cell>
          <table:table-cell office:value-type="float" office:value="4.8209999999999997">
            <text:p>4.8209999999999997</text:p>
          </table:table-cell>
          <table:table-cell office:value-type="float" office:value="0.085999999999999993">
            <text:p>0.085999999999999993</text:p>
          </table:table-cell>
          <table:table-cell office:value-type="float" office:value="0">
            <text:p>0</text:p>
          </table:table-cell>
          <table:table-cell office:value-type="float" office:value="0.0060000000000000001">
            <text:p>0.0060000000000000001</text:p>
          </table:table-cell>
          <table:table-cell office:value-type="string">
            <text:p><text:span text:style-name="T55">LOSRIOS</text:span></text:p>
          </table:table-cell>
          <table:table-cell table:number-columns-repeated="1024"/>
        </table:table-row>
        <table:table-row table:style-name="ro26">
          <table:table-cell office:value-type="string">
            <text:p><text:span text:style-name="T56">La Union</text:span></text:p>
          </table:table-cell>
          <table:table-cell office:value-type="float" office:value="0.033000000000000002">
            <text:p>0.033000000000000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56000000000000001">
            <text:p>0.056000000000000001</text:p>
          </table:table-cell>
          <table:table-cell office:value-type="float" office:value="6.0979999999999999">
            <text:p>6.0979999999999999</text:p>
          </table:table-cell>
          <table:table-cell office:value-type="float" office:value="0.122">
            <text:p>0.122</text:p>
          </table:table-cell>
          <table:table-cell office:value-type="float" office:value="0">
            <text:p>0</text:p>
          </table:table-cell>
          <table:table-cell office:value-type="float" office:value="0.0080000000000000002">
            <text:p>0.0080000000000000002</text:p>
          </table:table-cell>
          <table:table-cell office:value-type="string">
            <text:p><text:span text:style-name="T57">LOSRIOS</text:span>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58">Futrono</text:span></text:p>
          </table:table-cell>
          <table:table-cell office:value-type="float" office:value="0.014">
            <text:p>0.014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43999999999999997">
            <text:p>0.043999999999999997</text:p>
          </table:table-cell>
          <table:table-cell office:value-type="float" office:value="2.4940000000000002">
            <text:p>2.494000000000000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">
            <text:p>0</text:p>
          </table:table-cell>
          <table:table-cell office:value-type="float" office:value="0.0030000000000000001">
            <text:p>0.0030000000000000001</text:p>
          </table:table-cell>
          <table:table-cell office:value-type="string">
            <text:p><text:span text:style-name="T59">LOSRIOS</text:span>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60">Rio Bueno</text:span></text:p>
          </table:table-cell>
          <table:table-cell office:value-type="float" office:value="0.021999999999999999">
            <text:p>0.021999999999999999</text:p>
          </table:table-cell>
          <table:table-cell office:value-type="float" office:value="0.001">
            <text:p>0.001</text:p>
          </table:table-cell>
          <table:table-cell office:value-type="float" office:value="0.043999999999999997">
            <text:p>0.043999999999999997</text:p>
          </table:table-cell>
          <table:table-cell office:value-type="float" office:value="4.069">
            <text:p>4.069</text:p>
          </table:table-cell>
          <table:table-cell office:value-type="float" office:value="0.072999999999999995">
            <text:p>0.072999999999999995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string">
            <text:p><text:span text:style-name="T61">LOSRIOS</text:span></text:p>
          </table:table-cell>
          <table:table-cell table:number-columns-repeated="1024"/>
        </table:table-row>
        <table:table-row table:style-name="ro29">
          <table:table-cell office:value-type="string">
            <text:p><text:span text:style-name="T62">Vilcun</text:span></text:p>
          </table:table-cell>
          <table:table-cell office:value-type="float" office:value="0.012">
            <text:p>0.012</text:p>
          </table:table-cell>
          <table:table-cell office:value-type="float" office:value="0.001">
            <text:p>0.001</text:p>
          </table:table-cell>
          <table:table-cell office:value-type="float" office:value="0.028000000000000001">
            <text:p>0.028000000000000001</text:p>
          </table:table-cell>
          <table:table-cell office:value-type="float" office:value="3.9580000000000002">
            <text:p>3.9580000000000002</text:p>
          </table:table-cell>
          <table:table-cell office:value-type="float" office:value="0.034000000000000002">
            <text:p>0.034000000000000002</text:p>
          </table:table-cell>
          <table:table-cell office:value-type="float" office:value="0">
            <text:p>0</text:p>
          </table:table-cell>
          <table:table-cell office:value-type="float" office:value="0.0040000000000000001">
            <text:p>0.0040000000000000001</text:p>
          </table:table-cell>
          <table:table-cell office:value-type="string">
            <text:p><text:span text:style-name="T63">ARAUCANIA</text:span></text:p>
          </table:table-cell>
          <table:table-cell table:number-columns-repeated="1024"/>
        </table:table-row>
        <table:table-row table:style-name="ro30">
          <table:table-cell office:value-type="string">
            <text:p><text:span text:style-name="T64">Curarrehue</text:span>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01">
            <text:p>0.001</text:p>
          </table:table-cell>
          <table:table-cell office:value-type="float" office:value="0.012999999999999999">
            <text:p>0.012999999999999999</text:p>
          </table:table-cell>
          <table:table-cell office:value-type="float" office:value="0.69499999999999995">
            <text:p>0.694999999999999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65">ARAUCANIA</text:span></text:p>
          </table:table-cell>
          <table:table-cell table:number-columns-repeated="1024"/>
        </table:table-row>
        <table:table-row table:style-name="ro31">
          <table:table-cell office:value-type="string">
            <text:p><text:span text:style-name="T66">Galvarino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1">
            <text:p>0.001</text:p>
          </table:table-cell>
          <table:table-cell office:value-type="float" office:value="0.021999999999999999">
            <text:p>0.021999999999999999</text:p>
          </table:table-cell>
          <table:table-cell office:value-type="float" office:value="1.544">
            <text:p>1.544</text:p>
          </table:table-cell>
          <table:table-cell office:value-type="float" office:value="0.025000000000000001">
            <text:p>0.025000000000000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67">ARAUCANIA</text:span>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68">Melipeuco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21999999999999999">
            <text:p>0.021999999999999999</text:p>
          </table:table-cell>
          <table:table-cell office:value-type="float" office:value="1.0449999999999999">
            <text:p>1.0449999999999999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pan text:style-name="T69">ARAUCANIA</text:span></text:p>
          </table:table-cell>
          <table:table-cell table:number-columns-repeated="1024"/>
        </table:table-row>
        <table:table-row table:style-name="ro33">
          <table:table-cell office:value-type="string">
            <text:p><text:span text:style-name="T70">Perquenco</text:span>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17999999999999999">
            <text:p>0.017999999999999999</text:p>
          </table:table-cell>
          <table:table-cell office:value-type="float" office:value="1.121">
            <text:p>1.12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pan text:style-name="T71">ARAUCANIA</text:span></text:p>
          </table:table-cell>
          <table:table-cell table:number-columns-repeated="1024"/>
        </table:table-row>
        <table:table-row table:style-name="ro34">
          <table:table-cell office:value-type="string">
            <text:p><text:span text:style-name="T72">Saavedra</text:span></text:p>
          </table:table-cell>
          <table:table-cell office:value-type="float" office:value="0.014">
            <text:p>0.014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27">
            <text:p>0.027</text:p>
          </table:table-cell>
          <table:table-cell office:value-type="float" office:value="0.41799999999999998">
            <text:p>0.417999999999999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73">ARAUCANIA</text:span></text:p>
          </table:table-cell>
          <table:table-cell table:number-columns-repeated="1024"/>
        </table:table-row>
        <table:table-row table:style-name="ro35">
          <table:table-cell office:value-type="string">
            <text:p>Teodoro Schmidt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21999999999999999">
            <text:p>0.021999999999999999</text:p>
          </table:table-cell>
          <table:table-cell office:value-type="float" office:value="0.78300000000000003">
            <text:p>0.78300000000000003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74">ARAUCANIA</text:span></text:p>
          </table:table-cell>
          <table:table-cell table:number-columns-repeated="1024"/>
        </table:table-row>
        <table:table-row table:style-name="ro36">
          <table:table-cell office:value-type="string">
            <text:p><text:span text:style-name="T75">Tolten</text:span></text:p>
          </table:table-cell>
          <table:table-cell office:value-type="float" office:value="0.012">
            <text:p>0.01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17999999999999999">
            <text:p>0.017999999999999999</text:p>
          </table:table-cell>
          <table:table-cell office:value-type="float" office:value="0.28699999999999998">
            <text:p>0.28699999999999998</text:p>
          </table:table-cell>
          <table:table-cell office:value-type="float" office:value="0.025000000000000001">
            <text:p>0.025000000000000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76">ARAUCANIA</text:span></text:p>
          </table:table-cell>
          <table:table-cell table:number-columns-repeated="1024"/>
        </table:table-row>
        <table:table-row table:style-name="ro37">
          <table:table-cell office:value-type="string">
            <text:p><text:span text:style-name="T77">Cholchol</text:span>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16">
            <text:p>0.016</text:p>
          </table:table-cell>
          <table:table-cell office:value-type="float" office:value="2.0299999999999998">
            <text:p>2.029999999999999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78">ARAUCANIA</text:span></text:p>
          </table:table-cell>
          <table:table-cell table:number-columns-repeated="1024"/>
        </table:table-row>
        <table:table-row table:style-name="ro38">
          <table:table-cell office:value-type="string">
            <text:p><text:span text:style-name="T79">Ercilla</text:span>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23">
            <text:p>0.023</text:p>
          </table:table-cell>
          <table:table-cell office:value-type="float" office:value="0.85799999999999998">
            <text:p>0.8579999999999999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pan text:style-name="T80">ARAUCANIA</text:span></text:p>
          </table:table-cell>
          <table:table-cell table:number-columns-repeated="1024"/>
        </table:table-row>
        <table:table-row table:style-name="ro39">
          <table:table-cell office:value-type="string">
            <text:p><text:span text:style-name="T81">Lonquimay</text:span></text:p>
          </table:table-cell>
          <table:table-cell office:value-type="float" office:value="0.012">
            <text:p>0.012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21999999999999999">
            <text:p>0.021999999999999999</text:p>
          </table:table-cell>
          <table:table-cell office:value-type="float" office:value="1.27">
            <text:p>1.27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82">ARAUCANIA</text:span></text:p>
          </table:table-cell>
          <table:table-cell table:number-columns-repeated="1024"/>
        </table:table-row>
        <table:table-row table:style-name="ro40">
          <table:table-cell office:value-type="string">
            <text:p><text:span text:style-name="T83">Los Sauces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023">
            <text:p>0.023</text:p>
          </table:table-cell>
          <table:table-cell office:value-type="float" office:value="1.1539999999999999">
            <text:p>1.1539999999999999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pan text:style-name="T84">ARAUCANIA</text:span>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85">Lumaco</text:span></text:p>
          </table:table-cell>
          <table:table-cell office:value-type="float" office:value="0.0080000000000000002">
            <text:p>0.0080000000000000002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2">
            <text:p>0.02</text:p>
          </table:table-cell>
          <table:table-cell office:value-type="float" office:value="1.0569999999999999">
            <text:p>1.05699999999999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86">ARAUCANIA</text:span></text:p>
          </table:table-cell>
          <table:table-cell table:number-columns-repeated="1024"/>
        </table:table-row>
        <table:table-row table:style-name="ro42">
          <table:table-cell office:value-type="string">
            <text:p><text:span text:style-name="T87">Corral</text:span></text:p>
          </table:table-cell>
          <table:table-cell office:value-type="float" office:value="0.01">
            <text:p>0.01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.017999999999999999">
            <text:p>0.017999999999999999</text:p>
          </table:table-cell>
          <table:table-cell office:value-type="float" office:value="0.55900000000000005">
            <text:p>0.55900000000000005</text:p>
          </table:table-cell>
          <table:table-cell office:value-type="float" office:value="0.0070000000000000001">
            <text:p>0.007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pan text:style-name="T88">LOSRIOS</text:span></text:p>
          </table:table-cell>
          <table:table-cell table:number-columns-repeated="1024"/>
        </table:table-row>
        <table:table-row table:style-name="ro43">
          <table:table-cell office:value-type="string">
            <text:p><text:span text:style-name="T89">Mafil</text:span></text:p>
          </table:table-cell>
          <table:table-cell office:value-type="float" office:value="0.0089999999999999993">
            <text:p>0.0089999999999999993</text:p>
          </table:table-cell>
          <table:table-cell office:value-type="float" office:value="0.0030000000000000001">
            <text:p>0.0030000000000000001</text:p>
          </table:table-cell>
          <table:table-cell office:value-type="float" office:value="0.025000000000000001">
            <text:p>0.025000000000000001</text:p>
          </table:table-cell>
          <table:table-cell office:value-type="float" office:value="1.252">
            <text:p>1.252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pan text:style-name="T90">LOSRIOS</text:span></text:p>
          </table:table-cell>
          <table:table-cell table:number-columns-repeated="1024"/>
        </table:table-row>
        <table:table-row table:style-name="ro44">
          <table:table-cell office:value-type="string">
            <text:p><text:span text:style-name="T91">Lago Ranco</text:span></text:p>
          </table:table-cell>
          <table:table-cell office:value-type="float" office:value="0.01">
            <text:p>0.01</text:p>
          </table:table-cell>
          <table:table-cell office:value-type="float" office:value="0.0050000000000000001">
            <text:p>0.0050000000000000001</text:p>
          </table:table-cell>
          <table:table-cell office:value-type="float" office:value="0.17399999999999999">
            <text:p>0.17399999999999999</text:p>
          </table:table-cell>
          <table:table-cell office:value-type="float" office:value="0.85299999999999998">
            <text:p>0.85299999999999998</text:p>
          </table:table-cell>
          <table:table-cell office:value-type="float" office:value="0.0040000000000000001">
            <text:p>0.0040000000000000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string">
            <text:p><text:span text:style-name="T92">LOSRIOS</text:span></text:p>
          </table:table-cell>
          <table:table-cell table:number-columns-repeated="1024"/>
        </table:table-row>
        <table:table-row table:style-name="ro45">
          <table:table-cell office:value-type="string">
            <text:p><text:span text:style-name="T93">Temuco</text:span></text:p>
          </table:table-cell>
          <table:table-cell office:value-type="float" office:value="0.14699999999999999">
            <text:p>0.14699999999999999</text:p>
          </table:table-cell>
          <table:table-cell office:value-type="float" office:value="0.042999999999999997">
            <text:p>0.042999999999999997</text:p>
          </table:table-cell>
          <table:table-cell office:value-type="float" office:value="0.34399999999999997">
            <text:p>0.34399999999999997</text:p>
          </table:table-cell>
          <table:table-cell office:value-type="float" office:value="71.414000000000001">
            <text:p>71.414000000000001</text:p>
          </table:table-cell>
          <table:table-cell office:value-type="float" office:value="1.0680000000000001">
            <text:p>1.0680000000000001</text:p>
          </table:table-cell>
          <table:table-cell office:value-type="float" office:value="0.002">
            <text:p>0.002</text:p>
          </table:table-cell>
          <table:table-cell office:value-type="float" office:value="0.086999999999999994">
            <text:p>0.086999999999999994</text:p>
          </table:table-cell>
          <table:table-cell office:value-type="string">
            <text:p><text:span text:style-name="T94">ARAUCANIA</text:span></text:p>
          </table:table-cell>
          <table:table-cell table:number-columns-repeated="1024"/>
        </table:table-row>
        <table:table-row table:number-rows-repeated="20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family="text" style:name="T95">
      <style:text-properties/>
    </style:style>
  </office:automatic-styles>
  <office:master-styles>
    <style:master-page style:name="MasterPage1" style:page-layout-name="Mpm1">
      <style:footer>
        <text:span text:style-name="T95">Pá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